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4.69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88cm"/>
    </style:style>
    <style:style style:name="co7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3" table:default-cell-style-name="ce1"/>
        <table:table-column table:style-name="co9" table:number-columns-repeated="1012" table:default-cell-style-name="ce1"/>
        <table:table-row table:style-name="ro1">
          <table:table-cell office:value-type="string" calcext:value-type="string">
            <text:p>PropertyID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PropertyName</text:p>
          </table:table-cell>
          <table:table-cell office:value-type="string" calcext:value-type="string">
            <text:p>BHK</text:p>
          </table:table-cell>
          <table:table-cell office:value-type="string" calcext:value-type="string">
            <text:p>ServantRo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mageSrc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1.png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2.png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3.p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4.png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Underconstruction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Antalya%20Hills/1.png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Underconstructio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Antalya%20Hills/2.png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Mount 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eady to move in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apsko%20Mount%20Ville/1.jpg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Casa Bel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2, Gurugram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Ready to move in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apsko%20Casabella/1.jpeg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Ready to move in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Godrej%20Aria/1.jpg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warka Expressw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float" office:value="14300" calcext:value-type="float">
            <text:p>14300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https://raw.githubusercontent.com/ashishjain1547/envesttville_data/dev/Images/M3M%20Crown/M3M%20Crown.png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TA Housing</text:p>
          </table:table-cell>
          <table:table-cell office:value-type="string" calcext:value-type="string">
            <text:p>La V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113, Gurugram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TATA%20Housing%20La%20Vida/Tata.png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%202.png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%203.png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%204.png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%205.png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.png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Ic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88A, Gurugr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eady to move in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Godrej%20Icon/GI%20.png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Ic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8A, Gurugram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Ready to move in</text:p>
          </table:table-cell>
          <table:table-cell office:value-type="float" office:value="8487" calcext:value-type="float">
            <text:p>8487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Godrej%20Icon/gi2.png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One Midt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ti Nagar, West Delhi</text:p>
          </table:table-cell>
          <table:table-cell office:value-type="float" office:value="918.2" calcext:value-type="float">
            <text:p>918.2</text:p>
          </table:table-cell>
          <table:table-cell office:value-type="string" calcext:value-type="string">
            <text:p>Underconstruction</text:p>
          </table:table-cell>
          <table:table-cell office:value-type="float" office:value="40632" calcext:value-type="float">
            <text:p>40632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NA</text:p>
          </table:table-cell>
          <table:table-cell table:number-columns-repeated="101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3-25T11:14:05Z</meta:creation-date>
    <dc:date>2023-03-26T14:22:37.176944546</dc:date>
    <meta:editing-cycles>41</meta:editing-cycles>
    <meta:editing-duration>PT1H10M51S</meta:editing-duration>
    <meta:document-statistic meta:table-count="1" meta:cell-count="240" meta:object-count="0"/>
  </office:meta>
</office:document-meta>
</file>